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6011" officeooo:paragraph-rsid="00196011"/>
    </style:style>
    <style:style style:name="P2" style:family="paragraph" style:parent-style-name="Table_20_Contents">
      <style:text-properties officeooo:rsid="00196011" officeooo:paragraph-rsid="001a985d"/>
    </style:style>
    <style:style style:name="P3" style:family="paragraph" style:parent-style-name="Table_20_Contents">
      <style:text-properties officeooo:rsid="001a985d" officeooo:paragraph-rsid="001a985d"/>
    </style:style>
    <style:style style:name="P4" style:family="paragraph" style:parent-style-name="Table_20_Contents">
      <style:text-properties officeooo:paragraph-rsid="001a985d"/>
    </style:style>
    <style:style style:name="P5" style:family="paragraph" style:parent-style-name="Standard">
      <style:text-properties officeooo:rsid="001a985d" officeooo:paragraph-rsid="001a985d"/>
    </style:style>
    <style:style style:name="P6" style:family="paragraph" style:parent-style-name="Standard">
      <style:text-properties officeooo:paragraph-rsid="001a985d"/>
    </style:style>
    <style:style style:name="P7" style:family="paragraph" style:parent-style-name="Standard">
      <style:text-properties officeooo:rsid="001b2746" officeooo:paragraph-rsid="001b27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3">Authors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10</text:p>
          </table:table-cell>
          <table:table-cell table:style-name="Table1.F1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1">SVM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FC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N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L (if possible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P6"/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3">Language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3">5</text:p>
          </table:table-cell>
          <table:table-cell table:style-name="Table3.F1" office:value-type="string">
            <text:p text:style-name="P3">6</text:p>
          </table:table-cell>
        </table:table-row>
        <table:table-row>
          <table:table-cell table:style-name="Table3.A2" office:value-type="string">
            <text:p text:style-name="P2">SVM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F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3">FCC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F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3">AE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F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3">CNN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F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3">TL (if possible)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F2" office:value-type="string">
            <text:p text:style-name="P4"/>
          </table:table-cell>
        </table:table-row>
      </table:table>
      <text:p text:style-name="P6"/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">IF POSSIBRU</text:p>
          </table:table-cell>
          <table:table-cell table:style-name="Table2.A1" office:value-type="string">
            <text:p text:style-name="P5">Dataset</text:p>
          </table:table-cell>
          <table:table-cell table:style-name="Table2.A1" office:value-type="string">
            <text:p text:style-name="P5">Train Acc</text:p>
          </table:table-cell>
          <table:table-cell table:style-name="Table2.A1" office:value-type="string">
            <text:p text:style-name="P5">Val Acc</text:p>
          </table:table-cell>
          <table:table-cell table:style-name="Table2.E1" office:value-type="string">
            <text:p text:style-name="P5">Test Acc</text:p>
          </table:table-cell>
        </table:table-row>
        <table:table-row>
          <table:table-cell table:style-name="Table2.A2" office:value-type="string">
            <text:p text:style-name="P3">CNN</text:p>
          </table:table-cell>
          <table:table-cell table:style-name="Table2.A2" office:value-type="string">
            <text:p text:style-name="P3">Current Data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CNN</text:p>
          </table:table-cell>
          <table:table-cell table:style-name="Table2.A2" office:value-type="string">
            <text:p text:style-name="P3">Find new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7">#csvs = ['finalA18.csv', 'finalA24.csv', 'finalL2.csv', 'finalL4.csv', 'finalL6.csv', 'finalA6.csv', 'finalA12.csv' ]</text:p>
      <text:p text:style-name="P7">csvs = ['2-06.csv', '2-12.csv', '2-18.csv', '2-24.csv', '4-6.csv', '4-12.csv', '4-18.csv', '4-24.csv','6-6.csv', '6-12.csv', '6-18.csv', '6-24.csv']</text:p>
      <text:p text:style-name="P7"/>
      <text:p text:style-name="P7">csvResultDoc = []</text:p>
      <text:p text:style-name="P7">csvResultFrag = []</text:p>
      <text:p text:style-name="P7"/>
      <text:p text:style-name="P7">for i in csvs:</text:p>
      <text:p text:style-name="P7"><text:s text:c="4"/>testResultDoc = []</text:p>
      <text:p text:style-name="P7"><text:s text:c="4"/>testResultFrag = []</text:p>
      <text:p text:style-name="P7"><text:s text:c="4"/></text:p>
      <text:p text:style-name="P7"><text:s text:c="4"/>import pandas as pd</text:p>
      <text:p text:style-name="P7"><text:s text:c="4"/>df = pd.read_csv(i)</text:p>
      <text:p text:style-name="P7"><text:s text:c="4"/>print(df.shape)</text:p>
      <text:p text:style-name="P7"><text:s text:c="4"/>print(df.dtypes)</text:p>
      <text:p text:style-name="P7"><text:s text:c="4"/></text:p>
      <text:p text:style-name="P7"><text:s text:c="4"/>pred = []</text:p>
      <text:p text:style-name="P7"><text:s text:c="4"/>for index, row in df.iterrows():</text:p>
      <text:p text:style-name="P7"><text:s text:c="8"/>doc_id = row.doc_id</text:p>
      <text:p text:style-name="P7"/>
      <text:p text:style-name="P7"><text:soft-page-break/><text:s text:c="8"/>author_id = row.author_id</text:p>
      <text:p text:style-name="P7"/>
      <text:p text:style-name="P7"><text:s text:c="8"/>authorList = df.author_id.unique().tolist() </text:p>
      <text:p text:style-name="P7"><text:s text:c="8"/></text:p>
      <text:p text:style-name="P7"><text:s text:c="8"/>docList = df.doc_id.unique().tolist() </text:p>
      <text:p text:style-name="P7"><text:s text:c="8"/></text:p>
      <text:p text:style-name="P7"><text:s text:c="8"/>(test_binary, test_binary2) = myfunc(authorList , doc_id, docList)</text:p>
      <text:p text:style-name="P7"><text:s text:c="8"/></text:p>
      <text:p text:style-name="P7"><text:s text:c="8"/>testResultDoc.append(test_binary)</text:p>
      <text:p text:style-name="P7"><text:s text:c="8"/></text:p>
      <text:p text:style-name="P7"><text:s text:c="8"/>testResultFrag.append(test_binary2)</text:p>
      <text:p text:style-name="P7"><text:s text:c="8"/></text:p>
      <text:p text:style-name="P7"><text:s text:c="4"/>ans = np.mean(testResultDoc)</text:p>
      <text:p text:style-name="P7"><text:s text:c="4"/></text:p>
      <text:p text:style-name="P7"><text:s text:c="4"/>csvResultDoc.append(ans)</text:p>
      <text:p text:style-name="P7"><text:s text:c="4"/></text:p>
      <text:p text:style-name="P7"><text:s text:c="4"/>ans = np.mean(testResultFrag)</text:p>
      <text:p text:style-name="P7"><text:s text:c="4"/></text:p>
      <text:p text:style-name="P7"><text:s text:c="4"/>csvResultFrag.append(a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20:06:00.035053547</meta:creation-date>
    <dc:date>2017-06-02T20:55:57.111581675</dc:date>
    <meta:editing-duration>P4DT29M35S</meta:editing-duration>
    <meta:editing-cycles>1</meta:editing-cycles>
    <meta:document-statistic meta:table-count="3" meta:image-count="0" meta:object-count="0" meta:page-count="2" meta:paragraph-count="65" meta:word-count="126" meta:character-count="1140" meta:non-whitespace-character-count="903"/>
    <meta:generator>LibreOffice/5.1.6.2$Linux_X86_64 LibreOffice_project/10m0$Build-2</meta:generator>
  </office:meta>
</office:document-meta>
</file>